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35in"/>
    </style:style>
    <style:style style:name="co4" style:family="table-column">
      <style:table-column-properties fo:break-before="auto" style:column-width="0.857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WenQuanYi Zen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number-columns-repeated="14" table:default-cell-style-name="Default"/>
        <table:table-row table:style-name="ro3">
          <table:table-cell office:value-type="string">
            <text:p>#</text:p>
          </table:table-cell>
          <table:table-cell office:value-type="string">
            <text:p>instruction</text:p>
          </table:table-cell>
          <table:table-cell office:value-type="string">
            <text:p>imSelector</text:p>
          </table:table-cell>
          <table:table-cell office:value-type="string">
            <text:p>ALUSrc2</text:p>
          </table:table-cell>
          <table:table-cell office:value-type="string">
            <text:p>memWrite</text:p>
          </table:table-cell>
          <table:table-cell office:value-type="string">
            <text:p>memRead</text:p>
          </table:table-cell>
          <table:table-cell office:value-type="string">
            <text:p>regDst</text:p>
          </table:table-cell>
          <table:table-cell office:value-type="string">
            <text:p>branch</text:p>
          </table:table-cell>
          <table:table-cell office:value-type="string">
            <text:p>regWrite</text:p>
          </table:table-cell>
          <table:table-cell office:value-type="string">
            <text:p>memToReg</text:p>
          </table:table-cell>
          <table:table-cell office:value-type="string">
            <text:p>op</text:p>
          </table:table-cell>
          <table:table-cell office:value-type="string">
            <text:p>readSpecReg</text:p>
          </table:table-cell>
          <table:table-cell office:value-type="string">
            <text:p>writeSpecReg</text:p>
          </table:table-cell>
          <table:table-cell office:value-type="string">
            <text:p>jump</text:p>
          </table:table-cell>
          <table:table-cell office:value-type="string">
            <text:p>ALUSrc1</text:p>
          </table:table-cell>
          <table:table-cell office:value-type="string">
            <text:p>rxToMem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ADDIU</text:p>
          </table:table-cell>
          <table:table-cell office:value-type="string">
            <text:p>'1000'</text:p>
          </table:table-cell>
          <table:table-cell office:value-type="string">
            <text:p>'01'</text:p>
          </table:table-cell>
          <table:table-cell table:number-columns-repeated="3" office:value-type="string">
            <text:p>'00'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'0000'</text:p>
          </table:table-cell>
          <table:table-cell table:number-columns-repeated="2" office:value-type="string">
            <text:p>'00'</text:p>
          </table:table-cell>
          <table:table-cell office:value-type="float" office:value="0">
            <text:p>0</text:p>
          </table:table-cell>
          <table:table-cell office:value-type="string">
            <text:p>'00'</text:p>
          </table:table-cell>
          <table:table-cell office:value-type="string">
            <text:p>x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ADDIU3</text:p>
          </table:table-cell>
          <table:table-cell office:value-type="string">
            <text:p>'1001'</text:p>
          </table:table-cell>
          <table:table-cell office:value-type="string">
            <text:p>'01'</text:p>
          </table:table-cell>
          <table:table-cell table:number-columns-repeated="2" office:value-type="string">
            <text:p>'00'</text:p>
          </table:table-cell>
          <table:table-cell office:value-type="string">
            <text:p>'01'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'0000'</text:p>
          </table:table-cell>
          <table:table-cell table:number-columns-repeated="2" office:value-type="string">
            <text:p>'00'</text:p>
          </table:table-cell>
          <table:table-cell office:value-type="float" office:value="0">
            <text:p>0</text:p>
          </table:table-cell>
          <table:table-cell office:value-type="string">
            <text:p>'00'</text:p>
          </table:table-cell>
          <table:table-cell office:value-type="string">
            <text:p>x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ADDSP</text:p>
          </table:table-cell>
          <table:table-cell office:value-type="string">
            <text:p>'1000'</text:p>
          </table:table-cell>
          <table:table-cell office:value-type="string">
            <text:p>'01'</text:p>
          </table:table-cell>
          <table:table-cell table:number-columns-repeated="2" office:value-type="string">
            <text:p>'00'</text:p>
          </table:table-cell>
          <table:table-cell office:value-type="string">
            <text:p>x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'0000'</text:p>
          </table:table-cell>
          <table:table-cell table:number-columns-repeated="2" office:value-type="string">
            <text:p>'01'</text:p>
          </table:table-cell>
          <table:table-cell office:value-type="float" office:value="0">
            <text:p>0</text:p>
          </table:table-cell>
          <table:table-cell office:value-type="string">
            <text:p>'00'</text:p>
          </table:table-cell>
          <table:table-cell office:value-type="string">
            <text:p>x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ADDU</text:p>
          </table:table-cell>
          <table:table-cell office:value-type="string">
            <text:p>xxxx</text:p>
          </table:table-cell>
          <table:table-cell table:number-columns-repeated="3" office:value-type="string">
            <text:p>'00'</text:p>
          </table:table-cell>
          <table:table-cell office:value-type="string">
            <text:p>'10'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'0000'</text:p>
          </table:table-cell>
          <table:table-cell table:number-columns-repeated="2" office:value-type="string">
            <text:p>'00'</text:p>
          </table:table-cell>
          <table:table-cell office:value-type="float" office:value="0">
            <text:p>0</text:p>
          </table:table-cell>
          <table:table-cell office:value-type="string">
            <text:p>'00'</text:p>
          </table:table-cell>
          <table:table-cell office:value-type="string">
            <text:p>x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AND</text:p>
          </table:table-cell>
          <table:table-cell office:value-type="string">
            <text:p>xxxx</text:p>
          </table:table-cell>
          <table:table-cell table:number-columns-repeated="4" office:value-type="string">
            <text:p>'00'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'0010'</text:p>
          </table:table-cell>
          <table:table-cell table:number-columns-repeated="2" office:value-type="string">
            <text:p>'00'</text:p>
          </table:table-cell>
          <table:table-cell office:value-type="float" office:value="0">
            <text:p>0</text:p>
          </table:table-cell>
          <table:table-cell office:value-type="string">
            <text:p>'00'</text:p>
          </table:table-cell>
          <table:table-cell office:value-type="string">
            <text:p>x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'1011'</text:p>
          </table:table-cell>
          <table:table-cell office:value-type="string">
            <text:p>xx</text:p>
          </table:table-cell>
          <table:table-cell table:number-columns-repeated="2" office:value-type="string">
            <text:p>'00'</text:p>
          </table:table-cell>
          <table:table-cell office:value-type="string">
            <text:p>x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'1000'</text:p>
          </table:table-cell>
          <table:table-cell table:number-columns-repeated="2" office:value-type="string">
            <text:p>'00'</text:p>
          </table:table-cell>
          <table:table-cell office:value-type="float" office:value="0">
            <text:p>0</text:p>
          </table:table-cell>
          <table:table-cell office:value-type="string">
            <text:p>'00'</text:p>
          </table:table-cell>
          <table:table-cell office:value-type="string">
            <text:p>x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BEQZ</text:p>
          </table:table-cell>
          <table:table-cell office:value-type="string">
            <text:p>'1000'</text:p>
          </table:table-cell>
          <table:table-cell office:value-type="string">
            <text:p>xx</text:p>
          </table:table-cell>
          <table:table-cell table:number-columns-repeated="2" office:value-type="string">
            <text:p>'00'</text:p>
          </table:table-cell>
          <table:table-cell office:value-type="string">
            <text:p>x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'1001'</text:p>
          </table:table-cell>
          <table:table-cell table:number-columns-repeated="2" office:value-type="string">
            <text:p>'00'</text:p>
          </table:table-cell>
          <table:table-cell office:value-type="float" office:value="0">
            <text:p>0</text:p>
          </table:table-cell>
          <table:table-cell office:value-type="string">
            <text:p>'00'</text:p>
          </table:table-cell>
          <table:table-cell office:value-type="string">
            <text:p>x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BNEZ</text:p>
          </table:table-cell>
          <table:table-cell office:value-type="string">
            <text:p>'1000'</text:p>
          </table:table-cell>
          <table:table-cell office:value-type="string">
            <text:p>xx</text:p>
          </table:table-cell>
          <table:table-cell table:number-columns-repeated="2" office:value-type="string">
            <text:p>'00'</text:p>
          </table:table-cell>
          <table:table-cell office:value-type="string">
            <text:p>x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'1010'</text:p>
          </table:table-cell>
          <table:table-cell table:number-columns-repeated="2" office:value-type="string">
            <text:p>'00'</text:p>
          </table:table-cell>
          <table:table-cell office:value-type="float" office:value="0">
            <text:p>0</text:p>
          </table:table-cell>
          <table:table-cell office:value-type="string">
            <text:p>'00'</text:p>
          </table:table-cell>
          <table:table-cell office:value-type="string">
            <text:p>x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BTEQZ</text:p>
          </table:table-cell>
          <table:table-cell office:value-type="string">
            <text:p>'1000'</text:p>
          </table:table-cell>
          <table:table-cell office:value-type="string">
            <text:p>xx</text:p>
          </table:table-cell>
          <table:table-cell table:number-columns-repeated="2" office:value-type="string">
            <text:p>'00'</text:p>
          </table:table-cell>
          <table:table-cell office:value-type="string">
            <text:p>x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'1001'</text:p>
          </table:table-cell>
          <table:table-cell office:value-type="string">
            <text:p>'11'</text:p>
          </table:table-cell>
          <table:table-cell office:value-type="string">
            <text:p>'00'</text:p>
          </table:table-cell>
          <table:table-cell office:value-type="float" office:value="0">
            <text:p>0</text:p>
          </table:table-cell>
          <table:table-cell office:value-type="string">
            <text:p>'00'</text:p>
          </table:table-cell>
          <table:table-cell office:value-type="string">
            <text:p>x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CMP</text:p>
          </table:table-cell>
          <table:table-cell office:value-type="string">
            <text:p>xxxx</text:p>
          </table:table-cell>
          <table:table-cell table:number-columns-repeated="3" office:value-type="string">
            <text:p>'00'</text:p>
          </table:table-cell>
          <table:table-cell office:value-type="string">
            <text:p>x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'1011'</text:p>
          </table:table-cell>
          <table:table-cell office:value-type="string">
            <text:p>'00'</text:p>
          </table:table-cell>
          <table:table-cell office:value-type="string">
            <text:p>'11'</text:p>
          </table:table-cell>
          <table:table-cell office:value-type="float" office:value="0">
            <text:p>0</text:p>
          </table:table-cell>
          <table:table-cell office:value-type="string">
            <text:p>'00'</text:p>
          </table:table-cell>
          <table:table-cell office:value-type="string">
            <text:p>x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CMPI</text:p>
          </table:table-cell>
          <table:table-cell office:value-type="string">
            <text:p>'1000'</text:p>
          </table:table-cell>
          <table:table-cell office:value-type="string">
            <text:p>'01'</text:p>
          </table:table-cell>
          <table:table-cell table:number-columns-repeated="2" office:value-type="string">
            <text:p>'00'</text:p>
          </table:table-cell>
          <table:table-cell office:value-type="string">
            <text:p>x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'1011'</text:p>
          </table:table-cell>
          <table:table-cell office:value-type="string">
            <text:p>'00'</text:p>
          </table:table-cell>
          <table:table-cell office:value-type="string">
            <text:p>'11'</text:p>
          </table:table-cell>
          <table:table-cell office:value-type="float" office:value="0">
            <text:p>0</text:p>
          </table:table-cell>
          <table:table-cell office:value-type="string">
            <text:p>'00'</text:p>
          </table:table-cell>
          <table:table-cell office:value-type="string">
            <text:p>x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JR</text:p>
          </table:table-cell>
          <table:table-cell office:value-type="string">
            <text:p>xxxx</text:p>
          </table:table-cell>
          <table:table-cell office:value-type="string">
            <text:p>xx</text:p>
          </table:table-cell>
          <table:table-cell table:number-columns-repeated="2" office:value-type="string">
            <text:p>'00'</text:p>
          </table:table-cell>
          <table:table-cell office:value-type="string">
            <text:p>xx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'1001'</text:p>
          </table:table-cell>
          <table:table-cell table:number-columns-repeated="2" office:value-type="string">
            <text:p>'00'</text:p>
          </table:table-cell>
          <table:table-cell office:value-type="float" office:value="1">
            <text:p>1</text:p>
          </table:table-cell>
          <table:table-cell office:value-type="string">
            <text:p>'00'</text:p>
          </table:table-cell>
          <table:table-cell office:value-type="string">
            <text:p>x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LI</text:p>
          </table:table-cell>
          <table:table-cell office:value-type="string">
            <text:p>'0000'</text:p>
          </table:table-cell>
          <table:table-cell office:value-type="string">
            <text:p>'01'</text:p>
          </table:table-cell>
          <table:table-cell table:number-columns-repeated="3" office:value-type="string">
            <text:p>'00'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'1100'</text:p>
          </table:table-cell>
          <table:table-cell table:number-columns-repeated="2" office:value-type="string">
            <text:p>'00'</text:p>
          </table:table-cell>
          <table:table-cell office:value-type="float" office:value="0">
            <text:p>0</text:p>
          </table:table-cell>
          <table:table-cell table:style-name="ce1" office:value-type="string">
            <text:p>'00'</text:p>
          </table:table-cell>
          <table:table-cell office:value-type="string">
            <text:p>x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LW</text:p>
          </table:table-cell>
          <table:table-cell office:value-type="string">
            <text:p>'1010'</text:p>
          </table:table-cell>
          <table:table-cell office:value-type="string">
            <text:p>'01'</text:p>
          </table:table-cell>
          <table:table-cell office:value-type="string">
            <text:p>'00'</text:p>
          </table:table-cell>
          <table:table-cell table:number-columns-repeated="2" office:value-type="string">
            <text:p>'01'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'0000'</text:p>
          </table:table-cell>
          <table:table-cell table:number-columns-repeated="2" office:value-type="string">
            <text:p>'00'</text:p>
          </table:table-cell>
          <table:table-cell office:value-type="float" office:value="0">
            <text:p>0</text:p>
          </table:table-cell>
          <table:table-cell office:value-type="string">
            <text:p>'00'</text:p>
          </table:table-cell>
          <table:table-cell office:value-type="string">
            <text:p>x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LW_SP</text:p>
          </table:table-cell>
          <table:table-cell office:value-type="string">
            <text:p>'1000'</text:p>
          </table:table-cell>
          <table:table-cell office:value-type="string">
            <text:p>'01'</text:p>
          </table:table-cell>
          <table:table-cell office:value-type="string">
            <text:p>'00'</text:p>
          </table:table-cell>
          <table:table-cell office:value-type="string">
            <text:p>'10'</text:p>
          </table:table-cell>
          <table:table-cell office:value-type="string">
            <text:p>'00'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'0000'</text:p>
          </table:table-cell>
          <table:table-cell office:value-type="string">
            <text:p>'01'</text:p>
          </table:table-cell>
          <table:table-cell office:value-type="string">
            <text:p>'00'</text:p>
          </table:table-cell>
          <table:table-cell office:value-type="float" office:value="0">
            <text:p>0</text:p>
          </table:table-cell>
          <table:table-cell office:value-type="string">
            <text:p>'00'</text:p>
          </table:table-cell>
          <table:table-cell office:value-type="string">
            <text:p>x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MFIH</text:p>
          </table:table-cell>
          <table:table-cell office:value-type="string">
            <text:p>xxxx</text:p>
          </table:table-cell>
          <table:table-cell office:value-type="string">
            <text:p>xx</text:p>
          </table:table-cell>
          <table:table-cell table:number-columns-repeated="3" office:value-type="string">
            <text:p>'00'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'1001'</text:p>
          </table:table-cell>
          <table:table-cell office:value-type="string">
            <text:p>'10'</text:p>
          </table:table-cell>
          <table:table-cell office:value-type="string">
            <text:p>'00'</text:p>
          </table:table-cell>
          <table:table-cell office:value-type="float" office:value="0">
            <text:p>0</text:p>
          </table:table-cell>
          <table:table-cell office:value-type="string">
            <text:p>'00'</text:p>
          </table:table-cell>
          <table:table-cell office:value-type="string">
            <text:p>x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MFPC</text:p>
          </table:table-cell>
          <table:table-cell office:value-type="string">
            <text:p>xxxx</text:p>
          </table:table-cell>
          <table:table-cell office:value-type="string">
            <text:p>xx</text:p>
          </table:table-cell>
          <table:table-cell table:number-columns-repeated="3" office:value-type="string">
            <text:p>'00'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'1001'</text:p>
          </table:table-cell>
          <table:table-cell table:number-columns-repeated="2" office:value-type="string">
            <text:p>'00'</text:p>
          </table:table-cell>
          <table:table-cell office:value-type="float" office:value="0">
            <text:p>0</text:p>
          </table:table-cell>
          <table:table-cell office:value-type="string">
            <text:p>'01'</text:p>
          </table:table-cell>
          <table:table-cell office:value-type="string">
            <text:p>x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MTIH</text:p>
          </table:table-cell>
          <table:table-cell office:value-type="string">
            <text:p>xxxx</text:p>
          </table:table-cell>
          <table:table-cell office:value-type="string">
            <text:p>xx</text:p>
          </table:table-cell>
          <table:table-cell table:number-columns-repeated="2" office:value-type="string">
            <text:p>'00'</text:p>
          </table:table-cell>
          <table:table-cell office:value-type="string">
            <text:p>x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'1001'</text:p>
          </table:table-cell>
          <table:table-cell office:value-type="string">
            <text:p>'00'</text:p>
          </table:table-cell>
          <table:table-cell office:value-type="string">
            <text:p>'10'</text:p>
          </table:table-cell>
          <table:table-cell office:value-type="float" office:value="0">
            <text:p>0</text:p>
          </table:table-cell>
          <table:table-cell office:value-type="string">
            <text:p>'00'</text:p>
          </table:table-cell>
          <table:table-cell office:value-type="string">
            <text:p>x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MTSP</text:p>
          </table:table-cell>
          <table:table-cell office:value-type="string">
            <text:p>xxxx</text:p>
          </table:table-cell>
          <table:table-cell office:value-type="string">
            <text:p>xx</text:p>
          </table:table-cell>
          <table:table-cell table:number-columns-repeated="2" office:value-type="string">
            <text:p>'00'</text:p>
          </table:table-cell>
          <table:table-cell office:value-type="string">
            <text:p>x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'1001'</text:p>
          </table:table-cell>
          <table:table-cell office:value-type="string">
            <text:p>'00'</text:p>
          </table:table-cell>
          <table:table-cell office:value-type="string">
            <text:p>'01'</text:p>
          </table:table-cell>
          <table:table-cell office:value-type="float" office:value="0">
            <text:p>0</text:p>
          </table:table-cell>
          <table:table-cell office:value-type="string">
            <text:p>'00'</text:p>
          </table:table-cell>
          <table:table-cell office:value-type="string">
            <text:p>x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NOT</text:p>
          </table:table-cell>
          <table:table-cell office:value-type="string">
            <text:p>xxxx</text:p>
          </table:table-cell>
          <table:table-cell table:number-columns-repeated="4" office:value-type="string">
            <text:p>'00'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'0100'</text:p>
          </table:table-cell>
          <table:table-cell table:number-columns-repeated="2" office:value-type="string">
            <text:p>'00'</text:p>
          </table:table-cell>
          <table:table-cell office:value-type="float" office:value="0">
            <text:p>0</text:p>
          </table:table-cell>
          <table:table-cell office:value-type="string">
            <text:p>'00'</text:p>
          </table:table-cell>
          <table:table-cell office:value-type="string">
            <text:p>x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NOP</text:p>
          </table:table-cell>
          <table:table-cell office:value-type="string">
            <text:p>xxxx</text:p>
          </table:table-cell>
          <table:table-cell office:value-type="string">
            <text:p>xx</text:p>
          </table:table-cell>
          <table:table-cell table:number-columns-repeated="2" office:value-type="string">
            <text:p>'00'</text:p>
          </table:table-cell>
          <table:table-cell office:value-type="string">
            <text:p>xx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xxxx</text:p>
          </table:table-cell>
          <table:table-cell table:number-columns-repeated="2" office:value-type="string">
            <text:p>'00'</text:p>
          </table:table-cell>
          <table:table-cell office:value-type="float" office:value="0">
            <text:p>0</text:p>
          </table:table-cell>
          <table:table-cell office:value-type="string">
            <text:p>'00'</text:p>
          </table:table-cell>
          <table:table-cell office:value-type="string">
            <text:p>x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OR</text:p>
          </table:table-cell>
          <table:table-cell office:value-type="string">
            <text:p>xxxx</text:p>
          </table:table-cell>
          <table:table-cell table:number-columns-repeated="4" office:value-type="string">
            <text:p>'00'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'0011'</text:p>
          </table:table-cell>
          <table:table-cell table:number-columns-repeated="2" office:value-type="string">
            <text:p>'00'</text:p>
          </table:table-cell>
          <table:table-cell office:value-type="float" office:value="0">
            <text:p>0</text:p>
          </table:table-cell>
          <table:table-cell office:value-type="string">
            <text:p>'00'</text:p>
          </table:table-cell>
          <table:table-cell office:value-type="string">
            <text:p>x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SLL</text:p>
          </table:table-cell>
          <table:table-cell office:value-type="string">
            <text:p>'0101'</text:p>
          </table:table-cell>
          <table:table-cell office:value-type="string">
            <text:p>'01'</text:p>
          </table:table-cell>
          <table:table-cell table:number-columns-repeated="3" office:value-type="string">
            <text:p>'00'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'0110'</text:p>
          </table:table-cell>
          <table:table-cell table:number-columns-repeated="2" office:value-type="string">
            <text:p>'00'</text:p>
          </table:table-cell>
          <table:table-cell office:value-type="float" office:value="0">
            <text:p>0</text:p>
          </table:table-cell>
          <table:table-cell office:value-type="string">
            <text:p>'10'</text:p>
          </table:table-cell>
          <table:table-cell office:value-type="string">
            <text:p>x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SLLV</text:p>
          </table:table-cell>
          <table:table-cell office:value-type="string">
            <text:p>xxxx</text:p>
          </table:table-cell>
          <table:table-cell office:value-type="string">
            <text:p>'10'</text:p>
          </table:table-cell>
          <table:table-cell table:number-columns-repeated="2" office:value-type="string">
            <text:p>'00'</text:p>
          </table:table-cell>
          <table:table-cell office:value-type="string">
            <text:p>'01'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'0110'</text:p>
          </table:table-cell>
          <table:table-cell table:number-columns-repeated="2" office:value-type="string">
            <text:p>'00'</text:p>
          </table:table-cell>
          <table:table-cell office:value-type="float" office:value="0">
            <text:p>0</text:p>
          </table:table-cell>
          <table:table-cell office:value-type="string">
            <text:p>'10'</text:p>
          </table:table-cell>
          <table:table-cell office:value-type="string">
            <text:p>x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SLT</text:p>
          </table:table-cell>
          <table:table-cell office:value-type="string">
            <text:p>xxxx</text:p>
          </table:table-cell>
          <table:table-cell table:number-columns-repeated="3" office:value-type="string">
            <text:p>'00'</text:p>
          </table:table-cell>
          <table:table-cell office:value-type="string">
            <text:p>x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'0111'</text:p>
          </table:table-cell>
          <table:table-cell office:value-type="string">
            <text:p>'00'</text:p>
          </table:table-cell>
          <table:table-cell office:value-type="string">
            <text:p>'11'</text:p>
          </table:table-cell>
          <table:table-cell office:value-type="float" office:value="0">
            <text:p>0</text:p>
          </table:table-cell>
          <table:table-cell office:value-type="string">
            <text:p>'00'</text:p>
          </table:table-cell>
          <table:table-cell office:value-type="string">
            <text:p>x</text:p>
          </table:table-cell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SRA</text:p>
          </table:table-cell>
          <table:table-cell office:value-type="string">
            <text:p>'0101'</text:p>
          </table:table-cell>
          <table:table-cell office:value-type="string">
            <text:p>'01'</text:p>
          </table:table-cell>
          <table:table-cell table:number-columns-repeated="3" office:value-type="string">
            <text:p>'00'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'0101'</text:p>
          </table:table-cell>
          <table:table-cell table:number-columns-repeated="2" office:value-type="string">
            <text:p>'00'</text:p>
          </table:table-cell>
          <table:table-cell office:value-type="float" office:value="0">
            <text:p>0</text:p>
          </table:table-cell>
          <table:table-cell office:value-type="string">
            <text:p>'10'</text:p>
          </table:table-cell>
          <table:table-cell office:value-type="string">
            <text:p>x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SRAV</text:p>
          </table:table-cell>
          <table:table-cell office:value-type="string">
            <text:p>xxxx</text:p>
          </table:table-cell>
          <table:table-cell office:value-type="string">
            <text:p>'10'</text:p>
          </table:table-cell>
          <table:table-cell table:number-columns-repeated="2" office:value-type="string">
            <text:p>'00'</text:p>
          </table:table-cell>
          <table:table-cell office:value-type="string">
            <text:p>'01'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'0101'</text:p>
          </table:table-cell>
          <table:table-cell table:number-columns-repeated="2" office:value-type="string">
            <text:p>'00'</text:p>
          </table:table-cell>
          <table:table-cell office:value-type="float" office:value="0">
            <text:p>0</text:p>
          </table:table-cell>
          <table:table-cell office:value-type="string">
            <text:p>'10'</text:p>
          </table:table-cell>
          <table:table-cell office:value-type="string">
            <text:p>x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SUBU</text:p>
          </table:table-cell>
          <table:table-cell office:value-type="string">
            <text:p>xxxx</text:p>
          </table:table-cell>
          <table:table-cell table:number-columns-repeated="3" office:value-type="string">
            <text:p>'00'</text:p>
          </table:table-cell>
          <table:table-cell office:value-type="string">
            <text:p>'10'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'0001'</text:p>
          </table:table-cell>
          <table:table-cell table:number-columns-repeated="2" office:value-type="string">
            <text:p>'00'</text:p>
          </table:table-cell>
          <table:table-cell office:value-type="float" office:value="0">
            <text:p>0</text:p>
          </table:table-cell>
          <table:table-cell office:value-type="string">
            <text:p>'00'</text:p>
          </table:table-cell>
          <table:table-cell office:value-type="string">
            <text:p>x</text:p>
          </table:table-cell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SW</text:p>
          </table:table-cell>
          <table:table-cell office:value-type="string">
            <text:p>'1010'</text:p>
          </table:table-cell>
          <table:table-cell table:number-columns-repeated="2" office:value-type="string">
            <text:p>'01'</text:p>
          </table:table-cell>
          <table:table-cell office:value-type="string">
            <text:p>'00'</text:p>
          </table:table-cell>
          <table:table-cell office:value-type="string">
            <text:p>xx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'0000'</text:p>
          </table:table-cell>
          <table:table-cell table:number-columns-repeated="2" office:value-type="string">
            <text:p>'00'</text:p>
          </table:table-cell>
          <table:table-cell office:value-type="float" office:value="0">
            <text:p>0</text:p>
          </table:table-cell>
          <table:table-cell office:value-type="string">
            <text:p>'00'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SW_SP</text:p>
          </table:table-cell>
          <table:table-cell office:value-type="string">
            <text:p>'1000'</text:p>
          </table:table-cell>
          <table:table-cell office:value-type="string">
            <text:p>'01'</text:p>
          </table:table-cell>
          <table:table-cell office:value-type="string">
            <text:p>'10'</text:p>
          </table:table-cell>
          <table:table-cell office:value-type="string">
            <text:p>'00'</text:p>
          </table:table-cell>
          <table:table-cell office:value-type="string">
            <text:p>xx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'0000'</text:p>
          </table:table-cell>
          <table:table-cell office:value-type="string">
            <text:p>'01'</text:p>
          </table:table-cell>
          <table:table-cell office:value-type="string">
            <text:p>'00'</text:p>
          </table:table-cell>
          <table:table-cell office:value-type="float" office:value="0">
            <text:p>0</text:p>
          </table:table-cell>
          <table:table-cell office:value-type="string">
            <text:p>'00'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number-columns-repeated="16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chingchang </meta:initial-creator>
    <meta:creation-date>2014-11-27T14:06:23</meta:creation-date>
    <dc:date>2014-12-02T15:39:31</dc:date>
    <dc:creator>ichingchang </dc:creator>
    <meta:editing-duration>PT58M46S</meta:editing-duration>
    <meta:editing-cycles>9</meta:editing-cycles>
    <meta:generator>LibreOffice/3.5$Linux_x86 LibreOffice_project/350m1$Build-2</meta:generator>
    <meta:document-statistic meta:table-count="3" meta:cell-count="496" meta:object-count="0"/>
  </office:meta>
</office:document-meta>
</file>